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1cm" draw:marker-start-width="0.276cm" draw:marker-end-width="0.276cm" draw:fill="solid" draw:fill-color="#ffffff" draw:textarea-horizontal-align="left" draw:textarea-vertical-align="bottom" draw:auto-grow-height="false" fo:min-height="0.603cm" fo:min-width="3.845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02cm" fo:min-width="4.48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52cm" fo:min-width="6.436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051cm" draw:marker-start-width="0.276cm" draw:marker-end-width="0.276cm" draw:fill="solid" draw:fill-color="#ffffff" draw:textarea-horizontal-align="left" draw:textarea-vertical-align="bottom" draw:auto-grow-height="false" fo:min-height="0.603cm" fo:min-width="3.845cm" fo:padding-top="0.15cm" fo:padding-bottom="0.15cm" fo:padding-left="0.275cm" fo:padding-right="0.275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1cm" draw:marker-start-width="0.276cm" draw:marker-end-width="0.276cm" draw:fill="solid" draw:fill-color="#ffffff" draw:textarea-horizontal-align="left" draw:textarea-vertical-align="bottom" draw:auto-grow-height="false" fo:min-height="0.603cm" fo:min-width="3.845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92cm" fo:min-width="6.435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03cm" fo:min-width="4.48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2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52cm" fo:min-width="4.53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52cm" fo:min-width="7.07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bottom" draw:auto-grow-height="false" fo:min-height="0.652cm" fo:min-width="7.071cm" fo:padding-top="0.15cm" fo:padding-bottom="0.15cm" fo:padding-left="0.275cm" fo:padding-right="0.275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="solid" draw:fill-color="#ffffff"/>
      <style:paragraph-properties fo:line-height="150%"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line-height="150%" fo:text-align="start"/>
      <style:text-properties fo:font-size="10pt" style:font-size-asian="10pt" style:font-size-complex="10pt"/>
    </style:style>
    <style:style style:name="P9" style:family="paragraph">
      <loext:graphic-properties draw:fill="solid" draw:fill-color="#ffffff"/>
      <style:paragraph-properties fo:margin-top="0.42cm" fo:margin-bottom="0.35cm" fo:line-height="150%" fo:text-align="start" style:writing-mode="lr-tb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0.953cm" svg:x="9.355cm" svg:y="5.962cm">
          <text:p text:style-name="P1"><text:span text:style-name="T1">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4.445cm" svg:height="0.962cm" svg:x="9.255cm" svg:y="5.118cm">
          <draw:text-box>
            <text:p text:style-name="P3">student</text:p>
          </draw:text-box>
        </draw:frame>
        <draw:custom-shape draw:style-name="gr3" draw:text-style-name="P6" xml:id="id2" draw:id="id2" draw:layer="layout" svg:width="5.08cm" svg:height="0.952cm" svg:x="1.952cm" svg:y="10.525cm">
          <text:p text:style-name="P5">id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75cm" svg:height="0.962cm" svg:x="2.905cm" svg:y="16.23cm">
          <draw:text-box>
            <text:p>class<text:span text:style-name="T2">(es)</text:span></text:p>
          </draw:text-box>
        </draw:frame>
        <draw:custom-shape draw:style-name="gr5" draw:text-style-name="P6" draw:layer="layout" svg:width="6.986cm" svg:height="0.952cm" svg:x="10.206cm" svg:y="12.439cm">
          <text:p text:style-name="P5">Id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985cm" svg:height="0.962cm" svg:x="10.206cm" svg:y="11.477cm">
          <draw:text-box>
            <text:p>homework_submission</text:p>
          </draw:text-box>
        </draw:frame>
        <draw:custom-shape draw:style-name="gr6" draw:text-style-name="P2" draw:layer="layout" svg:width="4.445cm" svg:height="0.953cm" svg:x="9.355cm" svg:y="6.915cm">
          <text:p text:style-name="P1"><text:span text:style-name="T1">first_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445cm" svg:height="0.953cm" svg:x="9.385cm" svg:y="7.875cm">
          <text:p text:style-name="P1"><text:span text:style-name="T1">last_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3" draw:id="id3" draw:layer="layout" svg:width="6.986cm" svg:height="0.952cm" svg:x="10.205cm" svg:y="14.344cm">
          <text:p text:style-name="P5">student_id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985cm" svg:height="0.992cm" svg:x="10.206cm" svg:y="13.391cm">
          <text:p text:style-name="P5">Mark<text:span text:style-name="T3"> <text:s/>(score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08cm" svg:height="0.953cm" svg:x="1.952cm" svg:y="11.477cm">
          <text:p text:style-name="P5">tel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8cm" svg:height="0.952cm" svg:x="1.952cm" svg:y="12.43cm">
          <text:p text:style-name="P5">address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s" draw:line-skew="-0.526cm 0.744cm" svg:x1="9.355cm" svg:y1="6.439cm" svg:x2="7.032cm" svg:y2="11.001cm" draw:start-shape="id1" draw:start-glue-point="5" draw:end-shape="id2" draw:end-glue-point="1" svg:d="M9355 6439h-1053v4562h-1270" svg:viewBox="0 0 2324 4563">
          <text:p/>
        </draw:connector>
        <draw:connector draw:style-name="gr11" draw:text-style-name="P7" draw:layer="layout" draw:type="lines" draw:line-skew="5.089cm 1.698cm" svg:x1="13.8cm" svg:y1="6.439cm" svg:x2="17.191cm" svg:y2="14.82cm" draw:start-shape="id1" draw:start-glue-point="7" draw:end-shape="id3" draw:end-glue-point="1" svg:d="M13800 6439h5615v8381h-2224" svg:viewBox="0 0 5616 8382">
          <text:p/>
        </draw:connector>
        <draw:custom-shape draw:style-name="gr12" draw:text-style-name="P6" xml:id="id5" draw:id="id5" draw:layer="layout" svg:width="5.08cm" svg:height="0.952cm" svg:x="1.952cm" svg:y="17.192cm">
          <text:p text:style-name="P5">id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08cm" svg:height="0.952cm" svg:x="1.952cm" svg:y="18.145cm">
          <text:p text:style-name="P5">title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445cm" svg:height="0.962cm" svg:x="2.27cm" svg:y="9.563cm">
          <draw:text-box>
            <text:p>contact_detail</text:p>
          </draw:text-box>
        </draw:frame>
        <draw:frame draw:style-name="gr4" draw:text-style-name="P4" draw:layer="layout" svg:width="3.81cm" svg:height="0.962cm" svg:x="11.477cm" svg:y="19.405cm">
          <draw:text-box>
            <text:p>enrollment</text:p>
          </draw:text-box>
        </draw:frame>
        <draw:custom-shape draw:style-name="gr13" draw:text-style-name="P6" xml:id="id6" draw:id="id6" draw:layer="layout" svg:width="7.62cm" svg:height="0.952cm" svg:x="9.255cm" svg:y="21.32cm">
          <text:p text:style-name="P5">class_id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62cm" svg:height="0.952cm" svg:x="9.255cm" svg:y="22.273cm">
          <text:p text:style-name="P8"><text:span text:style-name="T4">PRIMARY KEY (student_id, class_id)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4" draw:id="id4" draw:layer="layout" svg:width="7.621cm" svg:height="0.952cm" svg:x="9.255cm" svg:y="20.367cm">
          <text:p text:style-name="P5">student_id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s" draw:line-skew="5.089cm 2.014cm" svg:x1="13.8cm" svg:y1="6.439cm" svg:x2="16.876cm" svg:y2="20.843cm" draw:start-shape="id1" draw:start-glue-point="7" draw:end-shape="id4" draw:end-glue-point="1" svg:d="M13800 6439h5615v14404h-2539" svg:viewBox="0 0 5616 14405">
          <text:p/>
        </draw:connector>
        <draw:connector draw:style-name="gr16" draw:text-style-name="P7" draw:layer="layout" draw:type="lines" draw:line-skew="0.109cm -1.062cm" svg:x1="7.032cm" svg:y1="17.668cm" svg:x2="9.255cm" svg:y2="21.796cm" draw:start-shape="id5" draw:start-glue-point="1" draw:end-shape="id6" draw:end-glue-point="3" svg:d="M7032 17668h635v4128h1588" svg:viewBox="0 0 2224 4129">
          <text:p/>
        </draw:connector>
        <draw:frame draw:style-name="gr17" draw:text-style-name="P4" draw:layer="layout" svg:width="2.444cm" svg:height="0.962cm" svg:x="9.255cm" svg:y="2.578cm">
          <draw:text-box>
            <text:p>School</text:p>
          </draw:text-box>
        </draw:frame>
        <draw:frame draw:style-name="gr18" draw:text-style-name="P4" draw:layer="layout" svg:width="4.524cm" svg:height="0.962cm" svg:x="8.541cm" svg:y="1.317cm">
          <draw:text-box>
            <text:p>DB Flowch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6T10:16:33.397587300</meta:creation-date>
    <dc:date>2025-08-26T14:59:12.458378600</dc:date>
    <meta:editing-duration>PT23M1S</meta:editing-duration>
    <meta:editing-cycles>7</meta:editing-cycles>
    <meta:generator>LibreOffice/25.8.0.4$Windows_X86_64 LibreOffice_project/48f00303701489684e67c38c28aff00cd5929e67</meta:generator>
    <meta:document-statistic meta:object-count="25"/>
  </office:meta>
</office:document-meta>
</file>